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4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Policepardéfaut" style:family="text">
      <style:text-properties fo:font-weight="bold" style:font-weight-asian="bold" style:font-weight-complex="bold" style:text-position="super 64.2%" fo:font-size="14pt" style:font-size-asian="14pt" style:font-size-complex="14pt"/>
    </style:style>
    <style:style style:name="T9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Policepardéfaut" style:family="text">
      <style:text-properties fo:background-color="#FFFF00"/>
    </style:style>
    <style:style style:name="T11" style:parent-style-name="Policepardéfaut" style:family="text">
      <style:text-properties fo:color="#FF0000"/>
    </style:style>
    <style:style style:name="T12" style:parent-style-name="Policepardéfaut" style:family="text">
      <style:text-properties fo:background-color="#FF0000"/>
    </style:style>
    <style:style style:name="T13" style:parent-style-name="Policepardéfaut" style:family="text">
      <style:text-properties fo:color="#FF0000" fo:background-color="#FFFF00"/>
    </style:style>
    <style:style style:name="T14" style:parent-style-name="Policepardéfaut" style:family="text">
      <style:text-properties fo:background-color="#FFFF00"/>
    </style:style>
    <style:style style:name="T15" style:parent-style-name="Policepardéfaut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16" style:parent-style-name="Policepardéfaut" style:family="text">
      <style:text-properties style:font-name="Arial" style:font-name-complex="Arial" fo:color="#CBBFAC" fo:font-size="10.5pt" style:font-size-asian="10.5pt" style:font-size-complex="10.5pt" fo:background-color="#2E2E2B"/>
    </style:style>
    <style:style style:name="T17" style:parent-style-name="Policepardéfaut" style:family="text">
      <style:text-properties style:font-name="Arial" style:font-name-complex="Arial" fo:color="#CBBFAC" fo:font-size="10.5pt" style:font-size-asian="10.5pt" style:font-size-complex="10.5pt" fo:background-color="#2E2E2B"/>
    </style:style>
    <style:style style:name="T18" style:parent-style-name="Policepardéfaut" style:family="text">
      <style:text-properties style:font-name="Arial" style:font-name-complex="Arial" fo:color="#CBBFAC" fo:font-size="10.5pt" style:font-size-asian="10.5pt" style:font-size-complex="10.5pt" fo:background-color="#2E2E2B"/>
    </style:style>
    <style:style style:name="T19" style:parent-style-name="Policepardéfaut" style:family="text">
      <style:text-properties style:font-name="Arial" style:font-name-complex="Arial" fo:color="#CBBFAC" fo:font-size="10.5pt" style:font-size-asian="10.5pt" style:font-size-complex="10.5pt" fo:background-color="#2E2E2B"/>
    </style:style>
    <style:style style:name="T20" style:parent-style-name="Policepardéfaut" style:family="text">
      <style:text-properties style:font-name="Arial" style:font-name-complex="Arial" fo:color="#CBBFAC" fo:font-size="10.5pt" style:font-size-asian="10.5pt" style:font-size-complex="10.5pt" fo:background-color="#2E2E2B"/>
    </style:style>
    <style:style style:name="T21" style:parent-style-name="Policepardéfaut" style:family="text">
      <style:text-properties style:font-name="Arial" style:font-name-complex="Arial" fo:color="#CBBFAC" fo:font-size="10.5pt" style:font-size-asian="10.5pt" style:font-size-complex="10.5pt" fo:background-color="#2E2E2B"/>
    </style:style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 fo:background-color="#FFFF00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background-color="#FFFF00"/>
    </style:style>
    <style:style style:name="P24" style:parent-style-name="Normal" style:family="paragraph">
      <style:text-properties fo:background-color="#FFFF00"/>
    </style:style>
    <style:style style:name="P25" style:parent-style-name="Normal" style:family="paragraph">
      <style:text-properties fo:background-color="#FFFF00"/>
    </style:style>
    <style:style style:name="P26" style:parent-style-name="Normal" style:family="paragraph">
      <style:text-properties fo:background-color="#FFFF00"/>
    </style:style>
    <style:style style:name="P27" style:parent-style-name="Normal" style:family="paragraph">
      <style:text-properties fo:background-color="#FFFF00"/>
    </style:style>
    <style:style style:name="P28" style:parent-style-name="Normal" style:family="paragraph">
      <style:text-properties fo:background-color="#FFFF00"/>
    </style:style>
    <style:style style:name="P29" style:parent-style-name="Normal" style:family="paragraph">
      <style:text-properties fo:background-color="#FFFF00"/>
    </style:style>
  </office:automatic-styles>
  <office:body>
    <office:text text:use-soft-page-breaks="true">
      <text:p text:style-name="P1"/>
      <text:p text:style-name="P2">Introduction</text:p>
      <text:p text:style-name="P3">Présentation</text:p>
      <text:p text:style-name="Normal"><text:span text:style-name="T4">Je vais tout d’abord nous présenter je suis Elie GOURAUD et avec mon<text:s/></text:span><text:span text:style-name="T5">binôme</text:span><text:span text:style-name="T6"><text:s/>Jérémy KOVAL nous allons aujourd’hui vous présenter notre projet dans le domaine de la sécurité offensive qui est un projet<text:s/></text:span><text:span text:style-name="T7">réalisé dans un cadre étudiant, pour un projet de 2</text:span><text:span text:style-name="T8">e</text:span><text:span text:style-name="T9"><text:s/>année et tutoré par monsieur Melcior.</text:span></text:p>
      <text:p text:style-name="Normal"><text:span text:style-name="T10">DIAPO PROBLEMATIQUE</text:span></text:p>
      <text:p text:style-name="Normal">Présentation du Sujet :</text:p>
      <text:p text:style-name="Normal">Le sujet vise à développer un Botnet à usage éducatif, dans le but d’occuper un réseau type entreprise, de recueillir des<text:s/>informations sensibles, ainsi que d’asservir les hôtes à différentes tâches. Dans le but d’étudier l’utilité ainsi que les méthodes utilisées actuellement par les pirates pour comprendre et envisager des contre-mesures. Le sujet répond donc à la problématique suivante :<text:span text:style-name="T11"><text:s/>lire la PB</text:span></text:p>
      <text:p text:style-name="Normal"><text:span text:style-name="T12">PLAN</text:span></text:p>
      <text:p text:style-name="Normal"><text:span text:style-name="T13">Enoncer le plan</text:span></text:p>
      <text:p text:style-name="Normal"><text:span text:style-name="T14">Définitions</text:span></text:p>
      <text:p text:style-name="Normal">BOTNET : un botnet est le nom d’un réseau d’hôte zombie<text:s/>qui<text:s/>se déploie de manière autonome au travers d’internet, les bots<text:s/>ou<text:s/>hôtes<text:s/>infectés<text:s/>exécutent des ordres émis d’un botnet master depuis un serveur selon différentes méthodes.</text:p>
      <text:p text:style-name="Normal">Obfuscation :<text:s/>Dans le contexte de cybersécurité il signifie Camoufler<text:s/>du<text:s/>code<text:s/>vis-à-vis des anti-virus</text:p>
      <text:p text:style-name="Normal"><text:span text:style-name="T15">Exploit :<text:s/></text:span><text:span text:style-name="T16"> </text:span><text:span text:style-name="T17">un élément de programme permettant à un individu ou à un logiciel d'exploiter une faille de sécurité informatique dans un système in</text:span><text:span text:style-name="T18">formatique.</text:span></text:p>
      <text:p text:style-name="Normal"><text:span text:style-name="T19">ESX :<text:s/></text:span><text:span text:style-name="T20">c’est un serveur VMware pour faire de la virtualisation</text:span><text:span text:style-name="T21"><text:s/></text:span></text:p>
      <text:p text:style-name="P22">Master et serveur C&amp;C</text:p>
      <text:p text:style-name="Normal">Pour rappel l’architecture de notre<text:s/>botnet est en Command and Control autrement appelé C&amp;C : ce qui signifie<text:s/>qu’il<text:s/>y a un server sur lequel<text:s/>tous les hôtes infectés<text:s/>se connecte pour attendre les ordres.</text:p>
      <text:p text:style-name="Normal">Nous l’utilisons<text:s/>car c’est une méthode de contrôle<text:s/>simple<text:s/>et centralisé.</text:p>
      <text:p text:style-name="Normal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Normal"/>
      <text:p text:style-name="Normal"/>
      <text:p text:style-name="Normal">https://repo.zenk-security.com/Virus-Infections-Detections-Preventions/Etude%20de%20Botnets.pd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IE GOURAUD</meta:initial-creator>
    <dc:creator>raspsatcombot@hotmail.com</dc:creator>
    <meta:creation-date>2020-10-31T22:16:00Z</meta:creation-date>
    <dc:date>2021-01-12T10:12:00Z</dc:date>
    <meta:template xlink:href="Normal.dotm" xlink:type="simple"/>
    <meta:editing-cycles>169</meta:editing-cycles>
    <meta:editing-duration>PT18900S</meta:editing-duration>
    <meta:document-statistic meta:page-count="2" meta:paragraph-count="3" meta:word-count="270" meta:character-count="1752" meta:row-count="12" meta:non-whitespace-character-count="1485"/>
  </office:meta>
</office:document-meta>
</file>